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D51480EAAAAC425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Bold" svg:font-family="'源ノ角ゴシック JP Bold'" style:font-family-generic="swiss" style:font-pitch="variable"/>
    <style:font-face style:name="源ノ角ゴシック JP ExtraLight" svg:font-family="'源ノ角ゴシック JP ExtraLight'" style:font-family-generic="swiss" style:font-pitch="variable"/>
    <style:font-face style:name="源ノ角ゴシック JP Light" svg:font-family="'源ノ角ゴシック JP Light'" style:font-adornments="Light" style:font-family-generic="swiss" style:font-pitch="variable"/>
    <style:font-face style:name="源ノ角ゴシック JP Medium" svg:font-family="'源ノ角ゴシック JP Medium'" style:font-family-generic="swiss" style:font-pitch="variable"/>
    <style:font-face style:name="源ノ角ゴシック JP Regular" svg:font-family="'源ノ角ゴシック JP Regular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876cm" fo:min-width="2.767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76cm" fo:min-width="2.767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Dashed_20__28_var_29_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876cm" fo:min-width="2.502cm" fo:padding-top="0.151cm" fo:padding-bottom="0.151cm" fo:padding-left="0.276cm" fo:padding-right="0.276cm"/>
    </style:style>
    <style:style style:name="gr6" style:family="graphic" style:parent-style-name="standard">
      <style:graphic-properties svg:stroke-width="0.081cm" svg:stroke-color="#000000" draw:marker-start="Arrow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3cm" fo:min-width="3.233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3cm" fo:min-width="2.767cm" fo:padding-top="0.151cm" fo:padding-bottom="0.151cm" fo:padding-left="0.276cm" fo:padding-right="0.276cm"/>
    </style:style>
    <style:style style:name="gr9" style:family="graphic" style:parent-style-name="standard">
      <style:graphic-properties svg:stroke-width="0.081cm" svg:stroke-color="#000000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403cm" fo:min-width="3.485cm" fo:padding-top="0.151cm" fo:padding-bottom="0.151cm" fo:padding-left="0.276cm" fo:padding-right="0.276cm" fo:wrap-option="no-wrap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bitmap" draw:fill-color="#ffffff" draw:fill-image-name="Empty" draw:textarea-horizontal-align="justify" draw:textarea-vertical-align="middle" draw:auto-grow-height="false" fo:min-height="0.876cm" fo:min-width="2.767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源ノ角ゴシック JP Bold" fo:font-size="14pt" style:font-name-asian="源ノ角ゴシック JP Bold" style:font-size-asian="14pt" style:font-size-complex="14pt"/>
    </style:style>
    <style:style style:name="P3" style:family="paragraph">
      <loext:graphic-properties draw:fill="none"/>
      <style:paragraph-properties fo:text-align="center"/>
      <style:text-properties style:font-name="源ノ角ゴシック JP Bold" fo:font-size="14pt" style:font-name-asian="源ノ角ゴシック JP Bold" style:font-size-asian="14pt" style:font-size-complex="14pt"/>
    </style:style>
    <style:style style:name="P4" style:family="paragraph">
      <style:text-properties style:text-position="33% 58%" style:font-name="源ノ角ゴシック JP Regular" fo:font-size="11pt" style:font-name-asian="源ノ角ゴシック JP ExtraLight" style:font-size-asian="11pt" style:font-size-complex="11pt"/>
    </style:style>
    <style:style style:name="P5" style:family="paragraph">
      <loext:graphic-properties draw:fill="none" draw:fill-color="#ffffff"/>
      <style:text-properties style:text-position="33% 58%" style:font-name="源ノ角ゴシック JP Regular" fo:font-size="11pt" style:font-name-asian="源ノ角ゴシック JP ExtraLight" style:font-size-asian="11pt" style:font-size-complex="1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style:font-name="源ノ角ゴシック JP Bold" fo:font-size="10pt" style:font-name-asian="源ノ角ゴシック JP Bold" style:font-size-asian="10pt" style:font-size-complex="10pt"/>
    </style:style>
    <style:style style:name="P9" style:family="paragraph">
      <style:paragraph-properties fo:text-align="center"/>
      <style:text-properties fo:font-size="9pt" style:font-size-asian="9pt" style:font-size-complex="9pt"/>
    </style:style>
    <style:style style:name="P10" style:family="paragraph">
      <loext:graphic-properties draw:fill="none"/>
      <style:paragraph-properties fo:text-align="center"/>
      <style:text-properties style:font-name="源ノ角ゴシック JP Bold" fo:font-size="9pt" style:font-name-asian="源ノ角ゴシック JP Bold" style:font-size-asian="9pt" style:font-size-complex="9pt"/>
    </style:style>
    <style:style style:name="P11" style:family="paragraph">
      <loext:graphic-properties draw:fill="none"/>
      <style:paragraph-properties fo:text-align="center"/>
      <style:text-properties style:font-name="源ノ角ゴシック JP Regular" fo:font-size="10.5pt" style:font-name-asian="源ノ角ゴシック JP Regular" style:font-size-asian="10.5pt" style:font-size-complex="10.5pt"/>
    </style:style>
    <style:style style:name="P12" style:family="paragraph">
      <loext:graphic-properties draw:fill="bitmap" draw:fill-color="#ffffff" draw:fill-image-name="Empty"/>
      <style:paragraph-properties fo:text-align="center"/>
      <style:text-properties style:font-name="源ノ角ゴシック JP Bold" fo:font-size="14pt" style:font-name-asian="源ノ角ゴシック JP Bold" style:font-size-asian="14pt" style:font-size-complex="14pt"/>
    </style:style>
    <style:style style:name="T1" style:family="text">
      <style:text-properties style:font-name="源ノ角ゴシック JP Bold" fo:font-size="14pt" style:font-name-asian="源ノ角ゴシック JP Bold" style:font-size-asian="14pt" style:font-size-complex="14pt"/>
    </style:style>
    <style:style style:name="T2" style:family="text">
      <style:text-properties style:text-position="33% 58%" fo:font-size="11pt" style:font-name-asian="源ノ角ゴシック JP ExtraLight" style:font-size-asian="11pt" style:font-size-complex="11pt"/>
    </style:style>
    <style:style style:name="T3" style:family="text">
      <style:text-properties style:font-name="源ノ角ゴシック JP Bold" fo:font-size="10pt" style:font-name-asian="源ノ角ゴシック JP Bold" style:font-size-asian="10pt" style:font-size-complex="10pt"/>
    </style:style>
    <style:style style:name="T4" style:family="text">
      <style:text-properties style:font-name="源ノ角ゴシック JP Bold" fo:font-size="9pt" style:font-name-asian="源ノ角ゴシック JP Bold" style:font-size-asian="9pt" style:font-size-complex="9pt"/>
    </style:style>
    <style:style style:name="T5" style:family="text">
      <style:text-properties style:font-name="源ノ角ゴシック JP Regular" fo:font-size="10.5pt" style:font-name-asian="源ノ角ゴシック JP Regular" style:font-size-asian="10.5pt" style:font-size-complex="10.5pt"/>
    </style:style>
    <style:style style:name="T6" style:family="text">
      <style:text-properties style:font-name="源ノ角ゴシック JP Regular" fo:font-size="9pt" style:font-name-asian="源ノ角ゴシック JP Regular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2" draw:id="id2" draw:layer="layout" svg:width="3.319cm" svg:height="1.178cm" svg:x="6.959cm" svg:y="8.578cm">
          <text:p text:style-name="P1"><text:span text:style-name="T1">内部ホスト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19cm" svg:height="1.178cm" svg:x="6.959cm" svg:y="1.978cm">
          <text:p text:style-name="P1"><text:span text:style-name="T1">外部ホスト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265cm" svg:height="1.826cm" svg:x="11.546cm" svg:y="2.041cm">
          <draw:text-box>
            <text:p text:style-name="P4"><text:span text:style-name="T2">内部から外部へのレスポンスは</text:span></text:p>
            <text:p text:style-name="P4"><text:span text:style-name="T2">ポートフォワーディングテーブルを参照して、</text:span></text:p>
            <text:p text:style-name="P4"><text:span text:style-name="T2">発信元アドレスとポートを書き換え転送する</text:span></text:p>
          </draw:text-box>
        </draw:frame>
        <draw:line draw:style-name="gr4" draw:text-style-name="P6" draw:layer="layout" svg:x1="1.912cm" svg:y1="5.996cm" svg:x2="15.952cm" svg:y2="6.011cm">
          <text:p/>
        </draw:line>
        <draw:custom-shape draw:style-name="gr5" draw:text-style-name="P2" xml:id="id1" draw:id="id1" draw:layer="layout" svg:width="3.054cm" svg:height="1.178cm" svg:x="7.097cm" svg:y="5.286cm">
          <text:p text:style-name="P1"><text:span text:style-name="T1">NAPT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3.313cm" svg:height="0.759cm" svg:x="12.194cm" svg:y="11.062cm">
          <draw:text-box>
            <text:p text:style-name="P7"><text:span text:style-name="T3">内部ネットワーク</text:span></text:p>
          </draw:text-box>
        </draw:frame>
        <draw:frame draw:style-name="gr3" draw:text-style-name="P8" draw:layer="layout" svg:width="3.313cm" svg:height="0.759cm" svg:x="13.16cm" svg:y="1.357cm">
          <draw:text-box>
            <text:p text:style-name="P7"><text:span text:style-name="T3">外部ネットワーク</text:span></text:p>
          </draw:text-box>
        </draw:frame>
        <draw:connector draw:style-name="gr6" draw:text-style-name="P1" draw:layer="layout" svg:x1="8.618cm" svg:y1="3.156cm" svg:x2="8.624cm" svg:y2="5.286cm" svg:d="M8618 3156v1065h6v1065" svg:viewBox="0 0 7 2131">
          <text:p/>
        </draw:connector>
        <draw:connector draw:style-name="gr6" draw:text-style-name="P1" draw:layer="layout" svg:x1="8.624cm" svg:y1="6.464cm" svg:x2="8.618cm" svg:y2="8.578cm" draw:start-shape="id1" draw:start-glue-point="2" draw:end-shape="id2" svg:d="M8624 6464v1057h-6v1057" svg:viewBox="0 0 7 2115">
          <text:p/>
        </draw:connector>
        <draw:custom-shape draw:style-name="gr7" draw:text-style-name="P10" xml:id="id3" draw:id="id3" draw:layer="layout" svg:width="3.785cm" svg:height="0.732cm" svg:x="11.66cm" svg:y="7.124cm">
          <text:p text:style-name="P9"><text:span text:style-name="T4">From:192.168.1.1:8080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4" draw:id="id4" draw:layer="layout" svg:width="3.319cm" svg:height="0.732cm" svg:x="11.859cm" svg:y="4.024cm">
          <text:p text:style-name="P9"><text:span text:style-name="T4">From:10.0.0.1:80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5" draw:id="id5" draw:layer="layout" svg:width="3.319cm" svg:height="0.732cm" svg:x="1.659cm" svg:y="4.024cm">
          <text:p text:style-name="P9"><text:span text:style-name="T4">To:10.0.0.1:80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6" draw:id="id6" draw:layer="layout" svg:width="3.319cm" svg:height="0.732cm" svg:x="1.659cm" svg:y="7.124cm">
          <text:p text:style-name="P9"><text:span text:style-name="T4">To:192.168.1.1:8080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552cm" svg:y1="7.124cm" svg:x2="13.518cm" svg:y2="4.756cm" draw:start-shape="id3" draw:start-glue-point="0" draw:end-shape="id4" draw:end-glue-point="2" svg:d="M13552 7124v-1184h-34v-1184" svg:viewBox="0 0 35 2369">
          <text:p/>
        </draw:connector>
        <draw:frame draw:style-name="gr3" draw:text-style-name="P5" draw:layer="layout" svg:width="5.053cm" svg:height="1.826cm" svg:x="1.539cm" svg:y="2.127cm">
          <draw:text-box>
            <text:p text:style-name="P4"><text:span text:style-name="T2">外部から内部へのリクエストは</text:span></text:p>
            <text:p text:style-name="P4"><text:span text:style-name="T2">ポートフォワーデイングテーブルを参照して</text:span></text:p>
            <text:p text:style-name="P4"><text:span text:style-name="T2">宛先アドレスとポートを書き換え転送する</text:span></text:p>
          </draw:text-box>
        </draw:frame>
        <draw:connector draw:style-name="gr9" draw:text-style-name="P1" draw:layer="layout" svg:x1="3.318cm" svg:y1="4.756cm" svg:x2="3.318cm" svg:y2="7.124cm" draw:start-shape="id5" draw:start-glue-point="2" draw:end-shape="id6" svg:d="M3318 4756v2368" svg:viewBox="0 0 1 2369">
          <text:p/>
        </draw:connector>
        <draw:custom-shape draw:style-name="gr10" draw:text-style-name="P11" draw:layer="layout" svg:width="4.359cm" svg:height="2.921cm" svg:x="2.051cm" svg:y="8.733cm">
          <text:p text:style-name="P1"><text:span text:style-name="T5">ポートフォワーディング</text:span></text:p>
          <text:p text:style-name="P1"><text:span text:style-name="T5">テーブル</text:span></text:p>
          <text:p text:style-name="P1"><text:span text:style-name="T6">10.0.0.1:80→</text:span></text:p>
          <text:p text:style-name="P1"><text:span text:style-name="T6">192.168.1.1:8080</text:span></text:p>
          <text:p text:style-name="P1"><text:span text:style-name="T5">…</text:span></text:p>
          <draw:enhanced-geometry svg:viewBox="0 0 21600 21600" draw:text-areas="800 800 20800 20800" draw:type="round-rectangular-callout" draw:modifiers="27609.3577981651 -16721.14989733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8" draw:layer="layout" svg:width="2.504cm" svg:height="0.759cm" svg:x="8.795cm" svg:y="7.763cm">
          <draw:text-box>
            <text:p text:style-name="P7"><text:span text:style-name="T3">192.168.1.1</text:span></text:p>
          </draw:text-box>
        </draw:frame>
        <draw:frame draw:style-name="gr3" draw:text-style-name="P8" draw:layer="layout" svg:width="1.882cm" svg:height="0.759cm" svg:x="8.795cm" svg:y="4.464cm">
          <draw:text-box>
            <text:p text:style-name="P7"><text:span text:style-name="T3">10.0.0.1</text:span></text:p>
          </draw:text-box>
        </draw:frame>
        <draw:custom-shape draw:style-name="gr11" draw:text-style-name="P12" draw:layer="layout" svg:width="3.319cm" svg:height="1.178cm" svg:x="6.959cm" svg:y="8.578cm">
          <text:p text:style-name="P1"><text:span text:style-name="T1">内部ホスト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Bold" svg:font-family="'源ノ角ゴシック JP Bold'" style:font-family-generic="swiss" style:font-pitch="variable"/>
    <style:font-face style:name="源ノ角ゴシック JP ExtraLight" svg:font-family="'源ノ角ゴシック JP ExtraLight'" style:font-family-generic="swiss" style:font-pitch="variable"/>
    <style:font-face style:name="源ノ角ゴシック JP Light" svg:font-family="'源ノ角ゴシック JP Light'" style:font-adornments="Light" style:font-family-generic="swiss" style:font-pitch="variable"/>
    <style:font-face style:name="源ノ角ゴシック JP Medium" svg:font-family="'源ノ角ゴシック JP Medium'" style:font-family-generic="swiss" style:font-pitch="variable"/>
    <style:font-face style:name="源ノ角ゴシック JP Regular" svg:font-family="'源ノ角ゴシック JP Regular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fill-image draw:name="Empty" xlink:href="Pictures/100000000000000800000008D51480EAAAAC4250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cm" fo:page-height="12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9T03:32:39.433000000</meta:creation-date>
    <dc:date>2017-08-09T04:59:12.620000000</dc:date>
    <meta:editing-duration>PT1H5M43S</meta:editing-duration>
    <meta:editing-cycles>9</meta:editing-cycles>
    <meta:generator>LibreOffice/5.0.4.2$Windows_x86 LibreOffice_project/2b9802c1994aa0b7dc6079e128979269cf95bc78</meta:generator>
    <meta:document-statistic meta:object-count="20"/>
  </office:meta>
</office:document-meta>
</file>